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formula="of:=&quot;[&quot; &amp; [.A1] &amp; &quot;, &quot; &amp; [.B1] &amp; &quot;, &quot;&amp; [.C1] &amp; &quot;, &quot;&amp; [.D1] &amp; &quot;, &quot;&amp; [.E1] &amp; &quot;, &quot;&amp; [.F1] &amp; &quot;, &quot;&amp; [.G1] &amp; &quot;, &quot;&amp; [.H1] &amp; &quot;, &quot;&amp; [.I1] &amp; &quot;, &quot;&amp; [.J1] &amp; &quot;, &quot;&amp; [.K1] &amp; &quot;, &quot;&amp; [.L1] &amp; &quot;, &quot;&amp; [.M1] &amp; &quot;, &quot;&amp; [.N1] &amp; &quot;, &quot;&amp; [.O1] &amp; &quot;, &quot;&amp; [.P1] &amp; &quot;, &quot;&amp; [.Q1] &amp; &quot;, &quot;&amp; [.R1] &amp; &quot;, &quot;&amp; [.S1] &amp; &quot;, &quot;&amp; [.T1] &amp; &quot;]&quot;" office:value-type="string" office:string-value="[8, 2, 22, 97, 38, 15, 0, 40, 0, 75, 4, 5, 7, 78, 52, 12, 50, 77, 91, 8]" calcext:value-type="string">
            <text:p>[8, 2, 22, 97, 38, 15, 0, 40, 0, 75, 4, 5, 7, 78, 52, 12, 50, 77, 91, 8]</text:p>
          </table:table-cell>
          <table:table-cell office:value-type="string" calcext:value-type="string">
            <text:p>[8, 2, 22, 97, 38, 15, 0, 40, 0, 75, 4, 5, 7, 78, 52, 12, 50, 77, 91, 8]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&quot;[&quot; &amp; [.A2] &amp; &quot;, &quot; &amp; [.B2] &amp; &quot;, &quot;&amp; [.C2] &amp; &quot;, &quot;&amp; [.D2] &amp; &quot;, &quot;&amp; [.E2] &amp; &quot;, &quot;&amp; [.F2] &amp; &quot;, &quot;&amp; [.G2] &amp; &quot;, &quot;&amp; [.H2] &amp; &quot;, &quot;&amp; [.I2] &amp; &quot;, &quot;&amp; [.J2] &amp; &quot;, &quot;&amp; [.K2] &amp; &quot;, &quot;&amp; [.L2] &amp; &quot;, &quot;&amp; [.M2] &amp; &quot;, &quot;&amp; [.N2] &amp; &quot;, &quot;&amp; [.O2] &amp; &quot;, &quot;&amp; [.P2] &amp; &quot;, &quot;&amp; [.Q2] &amp; &quot;, &quot;&amp; [.R2] &amp; &quot;, &quot;&amp; [.S2] &amp; &quot;, &quot;&amp; [.T2] &amp; &quot;]&quot;" office:value-type="string" office:string-value="[49, 49, 99, 40, 17, 81, 18, 57, 60, 87, 17, 40, 98, 43, 69, 48, 4, 56, 62, 0]" calcext:value-type="string">
            <text:p>[49, 49, 99, 40, 17, 81, 18, 57, 60, 87, 17, 40, 98, 43, 69, 48, 4, 56, 62, 0]</text:p>
          </table:table-cell>
          <table:table-cell office:value-type="string" calcext:value-type="string">
            <text:p>[49, 49, 99, 40, 17, 81, 18, 57, 60, 87, 17, 40, 98, 43, 69, 48, 4, 56, 62, 0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&quot;[&quot; &amp; [.A3] &amp; &quot;, &quot; &amp; [.B3] &amp; &quot;, &quot;&amp; [.C3] &amp; &quot;, &quot;&amp; [.D3] &amp; &quot;, &quot;&amp; [.E3] &amp; &quot;, &quot;&amp; [.F3] &amp; &quot;, &quot;&amp; [.G3] &amp; &quot;, &quot;&amp; [.H3] &amp; &quot;, &quot;&amp; [.I3] &amp; &quot;, &quot;&amp; [.J3] &amp; &quot;, &quot;&amp; [.K3] &amp; &quot;, &quot;&amp; [.L3] &amp; &quot;, &quot;&amp; [.M3] &amp; &quot;, &quot;&amp; [.N3] &amp; &quot;, &quot;&amp; [.O3] &amp; &quot;, &quot;&amp; [.P3] &amp; &quot;, &quot;&amp; [.Q3] &amp; &quot;, &quot;&amp; [.R3] &amp; &quot;, &quot;&amp; [.S3] &amp; &quot;, &quot;&amp; [.T3] &amp; &quot;]&quot;" office:value-type="string" office:string-value="[81, 49, 31, 73, 55, 79, 14, 29, 93, 71, 40, 67, 53, 88, 30, 3, 49, 13, 36, 65]" calcext:value-type="string">
            <text:p>[81, 49, 31, 73, 55, 79, 14, 29, 93, 71, 40, 67, 53, 88, 30, 3, 49, 13, 36, 65]</text:p>
          </table:table-cell>
          <table:table-cell office:value-type="string" calcext:value-type="string">
            <text:p>[81, 49, 31, 73, 55, 79, 14, 29, 93, 71, 40, 67, 53, 88, 30, 3, 49, 13, 36, 65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table:formula="of:=&quot;[&quot; &amp; [.A4] &amp; &quot;, &quot; &amp; [.B4] &amp; &quot;, &quot;&amp; [.C4] &amp; &quot;, &quot;&amp; [.D4] &amp; &quot;, &quot;&amp; [.E4] &amp; &quot;, &quot;&amp; [.F4] &amp; &quot;, &quot;&amp; [.G4] &amp; &quot;, &quot;&amp; [.H4] &amp; &quot;, &quot;&amp; [.I4] &amp; &quot;, &quot;&amp; [.J4] &amp; &quot;, &quot;&amp; [.K4] &amp; &quot;, &quot;&amp; [.L4] &amp; &quot;, &quot;&amp; [.M4] &amp; &quot;, &quot;&amp; [.N4] &amp; &quot;, &quot;&amp; [.O4] &amp; &quot;, &quot;&amp; [.P4] &amp; &quot;, &quot;&amp; [.Q4] &amp; &quot;, &quot;&amp; [.R4] &amp; &quot;, &quot;&amp; [.S4] &amp; &quot;, &quot;&amp; [.T4] &amp; &quot;]&quot;" office:value-type="string" office:string-value="[52, 70, 95, 23, 4, 60, 11, 42, 69, 24, 68, 56, 1, 32, 56, 71, 37, 2, 36, 91]" calcext:value-type="string">
            <text:p>[52, 70, 95, 23, 4, 60, 11, 42, 69, 24, 68, 56, 1, 32, 56, 71, 37, 2, 36, 91]</text:p>
          </table:table-cell>
          <table:table-cell office:value-type="string" calcext:value-type="string">
            <text:p>[52, 70, 95, 23, 4, 60, 11, 42, 69, 24, 68, 56, 1, 32, 56, 71, 37, 2, 36, 91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formula="of:=&quot;[&quot; &amp; [.A5] &amp; &quot;, &quot; &amp; [.B5] &amp; &quot;, &quot;&amp; [.C5] &amp; &quot;, &quot;&amp; [.D5] &amp; &quot;, &quot;&amp; [.E5] &amp; &quot;, &quot;&amp; [.F5] &amp; &quot;, &quot;&amp; [.G5] &amp; &quot;, &quot;&amp; [.H5] &amp; &quot;, &quot;&amp; [.I5] &amp; &quot;, &quot;&amp; [.J5] &amp; &quot;, &quot;&amp; [.K5] &amp; &quot;, &quot;&amp; [.L5] &amp; &quot;, &quot;&amp; [.M5] &amp; &quot;, &quot;&amp; [.N5] &amp; &quot;, &quot;&amp; [.O5] &amp; &quot;, &quot;&amp; [.P5] &amp; &quot;, &quot;&amp; [.Q5] &amp; &quot;, &quot;&amp; [.R5] &amp; &quot;, &quot;&amp; [.S5] &amp; &quot;, &quot;&amp; [.T5] &amp; &quot;]&quot;" office:value-type="string" office:string-value="[22, 31, 16, 71, 51, 67, 63, 89, 41, 92, 36, 54, 22, 40, 40, 28, 66, 33, 13, 80]" calcext:value-type="string">
            <text:p>[22, 31, 16, 71, 51, 67, 63, 89, 41, 92, 36, 54, 22, 40, 40, 28, 66, 33, 13, 80]</text:p>
          </table:table-cell>
          <table:table-cell office:value-type="string" calcext:value-type="string">
            <text:p>[22, 31, 16, 71, 51, 67, 63, 89, 41, 92, 36, 54, 22, 40, 40, 28, 66, 33, 13, 80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&quot;[&quot; &amp; [.A6] &amp; &quot;, &quot; &amp; [.B6] &amp; &quot;, &quot;&amp; [.C6] &amp; &quot;, &quot;&amp; [.D6] &amp; &quot;, &quot;&amp; [.E6] &amp; &quot;, &quot;&amp; [.F6] &amp; &quot;, &quot;&amp; [.G6] &amp; &quot;, &quot;&amp; [.H6] &amp; &quot;, &quot;&amp; [.I6] &amp; &quot;, &quot;&amp; [.J6] &amp; &quot;, &quot;&amp; [.K6] &amp; &quot;, &quot;&amp; [.L6] &amp; &quot;, &quot;&amp; [.M6] &amp; &quot;, &quot;&amp; [.N6] &amp; &quot;, &quot;&amp; [.O6] &amp; &quot;, &quot;&amp; [.P6] &amp; &quot;, &quot;&amp; [.Q6] &amp; &quot;, &quot;&amp; [.R6] &amp; &quot;, &quot;&amp; [.S6] &amp; &quot;, &quot;&amp; [.T6] &amp; &quot;]&quot;" office:value-type="string" office:string-value="[24, 47, 32, 60, 99, 3, 45, 2, 44, 75, 33, 53, 78, 36, 84, 20, 35, 17, 12, 50]" calcext:value-type="string">
            <text:p>[24, 47, 32, 60, 99, 3, 45, 2, 44, 75, 33, 53, 78, 36, 84, 20, 35, 17, 12, 50]</text:p>
          </table:table-cell>
          <table:table-cell office:value-type="string" calcext:value-type="string">
            <text:p>[24, 47, 32, 60, 99, 3, 45, 2, 44, 75, 33, 53, 78, 36, 84, 20, 35, 17, 12, 50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formula="of:=&quot;[&quot; &amp; [.A7] &amp; &quot;, &quot; &amp; [.B7] &amp; &quot;, &quot;&amp; [.C7] &amp; &quot;, &quot;&amp; [.D7] &amp; &quot;, &quot;&amp; [.E7] &amp; &quot;, &quot;&amp; [.F7] &amp; &quot;, &quot;&amp; [.G7] &amp; &quot;, &quot;&amp; [.H7] &amp; &quot;, &quot;&amp; [.I7] &amp; &quot;, &quot;&amp; [.J7] &amp; &quot;, &quot;&amp; [.K7] &amp; &quot;, &quot;&amp; [.L7] &amp; &quot;, &quot;&amp; [.M7] &amp; &quot;, &quot;&amp; [.N7] &amp; &quot;, &quot;&amp; [.O7] &amp; &quot;, &quot;&amp; [.P7] &amp; &quot;, &quot;&amp; [.Q7] &amp; &quot;, &quot;&amp; [.R7] &amp; &quot;, &quot;&amp; [.S7] &amp; &quot;, &quot;&amp; [.T7] &amp; &quot;]&quot;" office:value-type="string" office:string-value="[32, 98, 81, 28, 64, 23, 67, 10, 26, 38, 40, 67, 59, 54, 70, 66, 18, 38, 64, 70]" calcext:value-type="string">
            <text:p>[32, 98, 81, 28, 64, 23, 67, 10, 26, 38, 40, 67, 59, 54, 70, 66, 18, 38, 64, 70]</text:p>
          </table:table-cell>
          <table:table-cell office:value-type="string" calcext:value-type="string">
            <text:p>[32, 98, 81, 28, 64, 23, 67, 10, 26, 38, 40, 67, 59, 54, 70, 66, 18, 38, 64, 70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formula="of:=&quot;[&quot; &amp; [.A8] &amp; &quot;, &quot; &amp; [.B8] &amp; &quot;, &quot;&amp; [.C8] &amp; &quot;, &quot;&amp; [.D8] &amp; &quot;, &quot;&amp; [.E8] &amp; &quot;, &quot;&amp; [.F8] &amp; &quot;, &quot;&amp; [.G8] &amp; &quot;, &quot;&amp; [.H8] &amp; &quot;, &quot;&amp; [.I8] &amp; &quot;, &quot;&amp; [.J8] &amp; &quot;, &quot;&amp; [.K8] &amp; &quot;, &quot;&amp; [.L8] &amp; &quot;, &quot;&amp; [.M8] &amp; &quot;, &quot;&amp; [.N8] &amp; &quot;, &quot;&amp; [.O8] &amp; &quot;, &quot;&amp; [.P8] &amp; &quot;, &quot;&amp; [.Q8] &amp; &quot;, &quot;&amp; [.R8] &amp; &quot;, &quot;&amp; [.S8] &amp; &quot;, &quot;&amp; [.T8] &amp; &quot;]&quot;" office:value-type="string" office:string-value="[67, 26, 20, 68, 2, 62, 12, 20, 95, 63, 94, 39, 63, 8, 40, 91, 66, 49, 94, 21]" calcext:value-type="string">
            <text:p>[67, 26, 20, 68, 2, 62, 12, 20, 95, 63, 94, 39, 63, 8, 40, 91, 66, 49, 94, 21]</text:p>
          </table:table-cell>
          <table:table-cell office:value-type="string" calcext:value-type="string">
            <text:p>[67, 26, 20, 68, 2, 62, 12, 20, 95, 63, 94, 39, 63, 8, 40, 91, 66, 49, 94, 21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formula="of:=&quot;[&quot; &amp; [.A9] &amp; &quot;, &quot; &amp; [.B9] &amp; &quot;, &quot;&amp; [.C9] &amp; &quot;, &quot;&amp; [.D9] &amp; &quot;, &quot;&amp; [.E9] &amp; &quot;, &quot;&amp; [.F9] &amp; &quot;, &quot;&amp; [.G9] &amp; &quot;, &quot;&amp; [.H9] &amp; &quot;, &quot;&amp; [.I9] &amp; &quot;, &quot;&amp; [.J9] &amp; &quot;, &quot;&amp; [.K9] &amp; &quot;, &quot;&amp; [.L9] &amp; &quot;, &quot;&amp; [.M9] &amp; &quot;, &quot;&amp; [.N9] &amp; &quot;, &quot;&amp; [.O9] &amp; &quot;, &quot;&amp; [.P9] &amp; &quot;, &quot;&amp; [.Q9] &amp; &quot;, &quot;&amp; [.R9] &amp; &quot;, &quot;&amp; [.S9] &amp; &quot;, &quot;&amp; [.T9] &amp; &quot;]&quot;" office:value-type="string" office:string-value="[24, 55, 58, 5, 66, 73, 99, 26, 97, 17, 78, 78, 96, 83, 14, 88, 34, 89, 63, 72]" calcext:value-type="string">
            <text:p>[24, 55, 58, 5, 66, 73, 99, 26, 97, 17, 78, 78, 96, 83, 14, 88, 34, 89, 63, 72]</text:p>
          </table:table-cell>
          <table:table-cell office:value-type="string" calcext:value-type="string">
            <text:p>[24, 55, 58, 5, 66, 73, 99, 26, 97, 17, 78, 78, 96, 83, 14, 88, 34, 89, 63, 72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formula="of:=&quot;[&quot; &amp; [.A10] &amp; &quot;, &quot; &amp; [.B10] &amp; &quot;, &quot;&amp; [.C10] &amp; &quot;, &quot;&amp; [.D10] &amp; &quot;, &quot;&amp; [.E10] &amp; &quot;, &quot;&amp; [.F10] &amp; &quot;, &quot;&amp; [.G10] &amp; &quot;, &quot;&amp; [.H10] &amp; &quot;, &quot;&amp; [.I10] &amp; &quot;, &quot;&amp; [.J10] &amp; &quot;, &quot;&amp; [.K10] &amp; &quot;, &quot;&amp; [.L10] &amp; &quot;, &quot;&amp; [.M10] &amp; &quot;, &quot;&amp; [.N10] &amp; &quot;, &quot;&amp; [.O10] &amp; &quot;, &quot;&amp; [.P10] &amp; &quot;, &quot;&amp; [.Q10] &amp; &quot;, &quot;&amp; [.R10] &amp; &quot;, &quot;&amp; [.S10] &amp; &quot;, &quot;&amp; [.T10] &amp; &quot;]&quot;" office:value-type="string" office:string-value="[21, 36, 23, 9, 75, 0, 76, 44, 20, 45, 35, 14, 0, 61, 33, 97, 34, 31, 33, 95]" calcext:value-type="string">
            <text:p>[21, 36, 23, 9, 75, 0, 76, 44, 20, 45, 35, 14, 0, 61, 33, 97, 34, 31, 33, 95]</text:p>
          </table:table-cell>
          <table:table-cell office:value-type="string" calcext:value-type="string">
            <text:p>[21, 36, 23, 9, 75, 0, 76, 44, 20, 45, 35, 14, 0, 61, 33, 97, 34, 31, 33, 95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formula="of:=&quot;[&quot; &amp; [.A11] &amp; &quot;, &quot; &amp; [.B11] &amp; &quot;, &quot;&amp; [.C11] &amp; &quot;, &quot;&amp; [.D11] &amp; &quot;, &quot;&amp; [.E11] &amp; &quot;, &quot;&amp; [.F11] &amp; &quot;, &quot;&amp; [.G11] &amp; &quot;, &quot;&amp; [.H11] &amp; &quot;, &quot;&amp; [.I11] &amp; &quot;, &quot;&amp; [.J11] &amp; &quot;, &quot;&amp; [.K11] &amp; &quot;, &quot;&amp; [.L11] &amp; &quot;, &quot;&amp; [.M11] &amp; &quot;, &quot;&amp; [.N11] &amp; &quot;, &quot;&amp; [.O11] &amp; &quot;, &quot;&amp; [.P11] &amp; &quot;, &quot;&amp; [.Q11] &amp; &quot;, &quot;&amp; [.R11] &amp; &quot;, &quot;&amp; [.S11] &amp; &quot;, &quot;&amp; [.T11] &amp; &quot;]&quot;" office:value-type="string" office:string-value="[78, 17, 53, 28, 22, 75, 31, 67, 15, 94, 3, 80, 4, 62, 16, 14, 9, 53, 56, 92]" calcext:value-type="string">
            <text:p>[78, 17, 53, 28, 22, 75, 31, 67, 15, 94, 3, 80, 4, 62, 16, 14, 9, 53, 56, 92]</text:p>
          </table:table-cell>
          <table:table-cell office:value-type="string" calcext:value-type="string">
            <text:p>[78, 17, 53, 28, 22, 75, 31, 67, 15, 94, 3, 80, 4, 62, 16, 14, 9, 53, 56, 92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formula="of:=&quot;[&quot; &amp; [.A12] &amp; &quot;, &quot; &amp; [.B12] &amp; &quot;, &quot;&amp; [.C12] &amp; &quot;, &quot;&amp; [.D12] &amp; &quot;, &quot;&amp; [.E12] &amp; &quot;, &quot;&amp; [.F12] &amp; &quot;, &quot;&amp; [.G12] &amp; &quot;, &quot;&amp; [.H12] &amp; &quot;, &quot;&amp; [.I12] &amp; &quot;, &quot;&amp; [.J12] &amp; &quot;, &quot;&amp; [.K12] &amp; &quot;, &quot;&amp; [.L12] &amp; &quot;, &quot;&amp; [.M12] &amp; &quot;, &quot;&amp; [.N12] &amp; &quot;, &quot;&amp; [.O12] &amp; &quot;, &quot;&amp; [.P12] &amp; &quot;, &quot;&amp; [.Q12] &amp; &quot;, &quot;&amp; [.R12] &amp; &quot;, &quot;&amp; [.S12] &amp; &quot;, &quot;&amp; [.T12] &amp; &quot;]&quot;" office:value-type="string" office:string-value="[16, 39, 5, 42, 96, 35, 31, 47, 55, 58, 88, 24, 0, 17, 54, 24, 36, 29, 85, 57]" calcext:value-type="string">
            <text:p>[16, 39, 5, 42, 96, 35, 31, 47, 55, 58, 88, 24, 0, 17, 54, 24, 36, 29, 85, 57]</text:p>
          </table:table-cell>
          <table:table-cell office:value-type="string" calcext:value-type="string">
            <text:p>[16, 39, 5, 42, 96, 35, 31, 47, 55, 58, 88, 24, 0, 17, 54, 24, 36, 29, 85, 57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formula="of:=&quot;[&quot; &amp; [.A13] &amp; &quot;, &quot; &amp; [.B13] &amp; &quot;, &quot;&amp; [.C13] &amp; &quot;, &quot;&amp; [.D13] &amp; &quot;, &quot;&amp; [.E13] &amp; &quot;, &quot;&amp; [.F13] &amp; &quot;, &quot;&amp; [.G13] &amp; &quot;, &quot;&amp; [.H13] &amp; &quot;, &quot;&amp; [.I13] &amp; &quot;, &quot;&amp; [.J13] &amp; &quot;, &quot;&amp; [.K13] &amp; &quot;, &quot;&amp; [.L13] &amp; &quot;, &quot;&amp; [.M13] &amp; &quot;, &quot;&amp; [.N13] &amp; &quot;, &quot;&amp; [.O13] &amp; &quot;, &quot;&amp; [.P13] &amp; &quot;, &quot;&amp; [.Q13] &amp; &quot;, &quot;&amp; [.R13] &amp; &quot;, &quot;&amp; [.S13] &amp; &quot;, &quot;&amp; [.T13] &amp; &quot;]&quot;" office:value-type="string" office:string-value="[86, 56, 0, 48, 35, 71, 89, 7, 5, 44, 44, 37, 44, 60, 21, 58, 51, 54, 17, 58]" calcext:value-type="string">
            <text:p>[86, 56, 0, 48, 35, 71, 89, 7, 5, 44, 44, 37, 44, 60, 21, 58, 51, 54, 17, 58]</text:p>
          </table:table-cell>
          <table:table-cell office:value-type="string" calcext:value-type="string">
            <text:p>[86, 56, 0, 48, 35, 71, 89, 7, 5, 44, 44, 37, 44, 60, 21, 58, 51, 54, 17, 58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&quot;[&quot; &amp; [.A14] &amp; &quot;, &quot; &amp; [.B14] &amp; &quot;, &quot;&amp; [.C14] &amp; &quot;, &quot;&amp; [.D14] &amp; &quot;, &quot;&amp; [.E14] &amp; &quot;, &quot;&amp; [.F14] &amp; &quot;, &quot;&amp; [.G14] &amp; &quot;, &quot;&amp; [.H14] &amp; &quot;, &quot;&amp; [.I14] &amp; &quot;, &quot;&amp; [.J14] &amp; &quot;, &quot;&amp; [.K14] &amp; &quot;, &quot;&amp; [.L14] &amp; &quot;, &quot;&amp; [.M14] &amp; &quot;, &quot;&amp; [.N14] &amp; &quot;, &quot;&amp; [.O14] &amp; &quot;, &quot;&amp; [.P14] &amp; &quot;, &quot;&amp; [.Q14] &amp; &quot;, &quot;&amp; [.R14] &amp; &quot;, &quot;&amp; [.S14] &amp; &quot;, &quot;&amp; [.T14] &amp; &quot;]&quot;" office:value-type="string" office:string-value="[19, 80, 81, 68, 5, 94, 47, 69, 28, 73, 92, 13, 86, 52, 17, 77, 4, 89, 55, 40]" calcext:value-type="string">
            <text:p>[19, 80, 81, 68, 5, 94, 47, 69, 28, 73, 92, 13, 86, 52, 17, 77, 4, 89, 55, 40]</text:p>
          </table:table-cell>
          <table:table-cell office:value-type="string" calcext:value-type="string">
            <text:p>[19, 80, 81, 68, 5, 94, 47, 69, 28, 73, 92, 13, 86, 52, 17, 77, 4, 89, 55, 4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formula="of:=&quot;[&quot; &amp; [.A15] &amp; &quot;, &quot; &amp; [.B15] &amp; &quot;, &quot;&amp; [.C15] &amp; &quot;, &quot;&amp; [.D15] &amp; &quot;, &quot;&amp; [.E15] &amp; &quot;, &quot;&amp; [.F15] &amp; &quot;, &quot;&amp; [.G15] &amp; &quot;, &quot;&amp; [.H15] &amp; &quot;, &quot;&amp; [.I15] &amp; &quot;, &quot;&amp; [.J15] &amp; &quot;, &quot;&amp; [.K15] &amp; &quot;, &quot;&amp; [.L15] &amp; &quot;, &quot;&amp; [.M15] &amp; &quot;, &quot;&amp; [.N15] &amp; &quot;, &quot;&amp; [.O15] &amp; &quot;, &quot;&amp; [.P15] &amp; &quot;, &quot;&amp; [.Q15] &amp; &quot;, &quot;&amp; [.R15] &amp; &quot;, &quot;&amp; [.S15] &amp; &quot;, &quot;&amp; [.T15] &amp; &quot;]&quot;" office:value-type="string" office:string-value="[4, 52, 8, 83, 97, 35, 99, 16, 7, 97, 57, 32, 16, 26, 26, 79, 33, 27, 98, 66]" calcext:value-type="string">
            <text:p>[4, 52, 8, 83, 97, 35, 99, 16, 7, 97, 57, 32, 16, 26, 26, 79, 33, 27, 98, 66]</text:p>
          </table:table-cell>
          <table:table-cell office:value-type="string" calcext:value-type="string">
            <text:p>[4, 52, 8, 83, 97, 35, 99, 16, 7, 97, 57, 32, 16, 26, 26, 79, 33, 27, 98, 66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&quot;[&quot; &amp; [.A16] &amp; &quot;, &quot; &amp; [.B16] &amp; &quot;, &quot;&amp; [.C16] &amp; &quot;, &quot;&amp; [.D16] &amp; &quot;, &quot;&amp; [.E16] &amp; &quot;, &quot;&amp; [.F16] &amp; &quot;, &quot;&amp; [.G16] &amp; &quot;, &quot;&amp; [.H16] &amp; &quot;, &quot;&amp; [.I16] &amp; &quot;, &quot;&amp; [.J16] &amp; &quot;, &quot;&amp; [.K16] &amp; &quot;, &quot;&amp; [.L16] &amp; &quot;, &quot;&amp; [.M16] &amp; &quot;, &quot;&amp; [.N16] &amp; &quot;, &quot;&amp; [.O16] &amp; &quot;, &quot;&amp; [.P16] &amp; &quot;, &quot;&amp; [.Q16] &amp; &quot;, &quot;&amp; [.R16] &amp; &quot;, &quot;&amp; [.S16] &amp; &quot;, &quot;&amp; [.T16] &amp; &quot;]&quot;" office:value-type="string" office:string-value="[88, 36, 68, 87, 57, 62, 20, 72, 3, 46, 33, 67, 46, 55, 12, 32, 63, 93, 53, 69]" calcext:value-type="string">
            <text:p>[88, 36, 68, 87, 57, 62, 20, 72, 3, 46, 33, 67, 46, 55, 12, 32, 63, 93, 53, 69]</text:p>
          </table:table-cell>
          <table:table-cell office:value-type="string" calcext:value-type="string">
            <text:p>[88, 36, 68, 87, 57, 62, 20, 72, 3, 46, 33, 67, 46, 55, 12, 32, 63, 93, 53, 6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formula="of:=&quot;[&quot; &amp; [.A17] &amp; &quot;, &quot; &amp; [.B17] &amp; &quot;, &quot;&amp; [.C17] &amp; &quot;, &quot;&amp; [.D17] &amp; &quot;, &quot;&amp; [.E17] &amp; &quot;, &quot;&amp; [.F17] &amp; &quot;, &quot;&amp; [.G17] &amp; &quot;, &quot;&amp; [.H17] &amp; &quot;, &quot;&amp; [.I17] &amp; &quot;, &quot;&amp; [.J17] &amp; &quot;, &quot;&amp; [.K17] &amp; &quot;, &quot;&amp; [.L17] &amp; &quot;, &quot;&amp; [.M17] &amp; &quot;, &quot;&amp; [.N17] &amp; &quot;, &quot;&amp; [.O17] &amp; &quot;, &quot;&amp; [.P17] &amp; &quot;, &quot;&amp; [.Q17] &amp; &quot;, &quot;&amp; [.R17] &amp; &quot;, &quot;&amp; [.S17] &amp; &quot;, &quot;&amp; [.T17] &amp; &quot;]&quot;" office:value-type="string" office:string-value="[4, 42, 16, 73, 38, 25, 39, 11, 24, 94, 72, 18, 8, 46, 29, 32, 40, 62, 76, 36]" calcext:value-type="string">
            <text:p>[4, 42, 16, 73, 38, 25, 39, 11, 24, 94, 72, 18, 8, 46, 29, 32, 40, 62, 76, 36]</text:p>
          </table:table-cell>
          <table:table-cell office:value-type="string" calcext:value-type="string">
            <text:p>[4, 42, 16, 73, 38, 25, 39, 11, 24, 94, 72, 18, 8, 46, 29, 32, 40, 62, 76, 36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&quot;[&quot; &amp; [.A18] &amp; &quot;, &quot; &amp; [.B18] &amp; &quot;, &quot;&amp; [.C18] &amp; &quot;, &quot;&amp; [.D18] &amp; &quot;, &quot;&amp; [.E18] &amp; &quot;, &quot;&amp; [.F18] &amp; &quot;, &quot;&amp; [.G18] &amp; &quot;, &quot;&amp; [.H18] &amp; &quot;, &quot;&amp; [.I18] &amp; &quot;, &quot;&amp; [.J18] &amp; &quot;, &quot;&amp; [.K18] &amp; &quot;, &quot;&amp; [.L18] &amp; &quot;, &quot;&amp; [.M18] &amp; &quot;, &quot;&amp; [.N18] &amp; &quot;, &quot;&amp; [.O18] &amp; &quot;, &quot;&amp; [.P18] &amp; &quot;, &quot;&amp; [.Q18] &amp; &quot;, &quot;&amp; [.R18] &amp; &quot;, &quot;&amp; [.S18] &amp; &quot;, &quot;&amp; [.T18] &amp; &quot;]&quot;" office:value-type="string" office:string-value="[20, 69, 36, 41, 72, 30, 23, 88, 34, 62, 99, 69, 82, 67, 59, 85, 74, 4, 36, 16]" calcext:value-type="string">
            <text:p>[20, 69, 36, 41, 72, 30, 23, 88, 34, 62, 99, 69, 82, 67, 59, 85, 74, 4, 36, 16]</text:p>
          </table:table-cell>
          <table:table-cell office:value-type="string" calcext:value-type="string">
            <text:p>[20, 69, 36, 41, 72, 30, 23, 88, 34, 62, 99, 69, 82, 67, 59, 85, 74, 4, 36, 16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&quot;[&quot; &amp; [.A19] &amp; &quot;, &quot; &amp; [.B19] &amp; &quot;, &quot;&amp; [.C19] &amp; &quot;, &quot;&amp; [.D19] &amp; &quot;, &quot;&amp; [.E19] &amp; &quot;, &quot;&amp; [.F19] &amp; &quot;, &quot;&amp; [.G19] &amp; &quot;, &quot;&amp; [.H19] &amp; &quot;, &quot;&amp; [.I19] &amp; &quot;, &quot;&amp; [.J19] &amp; &quot;, &quot;&amp; [.K19] &amp; &quot;, &quot;&amp; [.L19] &amp; &quot;, &quot;&amp; [.M19] &amp; &quot;, &quot;&amp; [.N19] &amp; &quot;, &quot;&amp; [.O19] &amp; &quot;, &quot;&amp; [.P19] &amp; &quot;, &quot;&amp; [.Q19] &amp; &quot;, &quot;&amp; [.R19] &amp; &quot;, &quot;&amp; [.S19] &amp; &quot;, &quot;&amp; [.T19] &amp; &quot;]&quot;" office:value-type="string" office:string-value="[20, 73, 35, 29, 78, 31, 90, 1, 74, 31, 49, 71, 48, 86, 81, 16, 23, 57, 5, 54]" calcext:value-type="string">
            <text:p>[20, 73, 35, 29, 78, 31, 90, 1, 74, 31, 49, 71, 48, 86, 81, 16, 23, 57, 5, 54]</text:p>
          </table:table-cell>
          <table:table-cell office:value-type="string" calcext:value-type="string">
            <text:p>[20, 73, 35, 29, 78, 31, 90, 1, 74, 31, 49, 71, 48, 86, 81, 16, 23, 57, 5, 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formula="of:=&quot;[&quot; &amp; [.A20] &amp; &quot;, &quot; &amp; [.B20] &amp; &quot;, &quot;&amp; [.C20] &amp; &quot;, &quot;&amp; [.D20] &amp; &quot;, &quot;&amp; [.E20] &amp; &quot;, &quot;&amp; [.F20] &amp; &quot;, &quot;&amp; [.G20] &amp; &quot;, &quot;&amp; [.H20] &amp; &quot;, &quot;&amp; [.I20] &amp; &quot;, &quot;&amp; [.J20] &amp; &quot;, &quot;&amp; [.K20] &amp; &quot;, &quot;&amp; [.L20] &amp; &quot;, &quot;&amp; [.M20] &amp; &quot;, &quot;&amp; [.N20] &amp; &quot;, &quot;&amp; [.O20] &amp; &quot;, &quot;&amp; [.P20] &amp; &quot;, &quot;&amp; [.Q20] &amp; &quot;, &quot;&amp; [.R20] &amp; &quot;, &quot;&amp; [.S20] &amp; &quot;, &quot;&amp; [.T20] &amp; &quot;]&quot;" office:value-type="string" office:string-value="[1, 70, 54, 71, 83, 51, 54, 69, 16, 92, 33, 48, 61, 43, 52, 1, 89, 19, 67, 48]" calcext:value-type="string">
            <text:p>[1, 70, 54, 71, 83, 51, 54, 69, 16, 92, 33, 48, 61, 43, 52, 1, 89, 19, 67, 48]</text:p>
          </table:table-cell>
          <table:table-cell office:value-type="string" calcext:value-type="string">
            <text:p>[1, 70, 54, 71, 83, 51, 54, 69, 16, 92, 33, 48, 61, 43, 52, 1, 89, 19, 67, 48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22:23:59.684937211</meta:creation-date>
    <dc:date>2021-04-08T23:03:05.170191368</dc:date>
    <meta:editing-duration>PT28M55S</meta:editing-duration>
    <meta:editing-cycles>1</meta:editing-cycles>
    <meta:document-statistic meta:table-count="1" meta:cell-count="440" meta:object-count="0"/>
    <meta:generator>LibreOffice/7.0.3.1$Linux_X86_64 LibreOffice_project/00$Build-1</meta:generator>
  </office:meta>
</office:document-meta>
</file>